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25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25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9784" calcext:value-type="float">
            <text:p>20.3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25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016" calcext:value-type="float">
            <text:p>20.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24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1872" calcext:value-type="float">
            <text:p>20.3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24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9896" calcext:value-type="float">
            <text:p>18.9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24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1016" calcext:value-type="float">
            <text:p>20.3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24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6464" calcext:value-type="float">
            <text:p>20.4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23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1976" calcext:value-type="float">
            <text:p>20.3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23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2104" calcext:value-type="float">
            <text:p>19.8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23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2352" calcext:value-type="float">
            <text:p>20.3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23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6632" calcext:value-type="float">
            <text:p>20.2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22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1832" calcext:value-type="float">
            <text:p>19.9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22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8784" calcext:value-type="float">
            <text:p>19.9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22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0704" calcext:value-type="float">
            <text:p>20.1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21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21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21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6448" calcext:value-type="float">
            <text:p>19.5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21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2352" calcext:value-type="float">
            <text:p>20.3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20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8616" calcext:value-type="float">
            <text:p>20.1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20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20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4568" calcext:value-type="float">
            <text:p>19.7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20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1976" calcext:value-type="float">
            <text:p>20.3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19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5256" calcext:value-type="float">
            <text:p>19.9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19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19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19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396" calcext:value-type="float">
            <text:p>20.2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18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18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18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18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3752" calcext:value-type="float">
            <text:p>20.1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17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0728" calcext:value-type="float">
            <text:p>19.5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17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17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3688" calcext:value-type="float">
            <text:p>20.3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17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7968" calcext:value-type="float">
            <text:p>20.3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16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16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16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16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5128" calcext:value-type="float">
            <text:p>20.4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16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0056" calcext:value-type="float">
            <text:p>20.2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15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048" calcext:value-type="float">
            <text:p>19.4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15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7392" calcext:value-type="float">
            <text:p>18.7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15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9408" calcext:value-type="float">
            <text:p>20.40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1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016" calcext:value-type="float">
            <text:p>20.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14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868" calcext:value-type="float">
            <text:p>19.9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14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5616" calcext:value-type="float">
            <text:p>19.0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14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0808" calcext:value-type="float">
            <text:p>20.1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1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0432" calcext:value-type="float">
            <text:p>20.2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13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13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612" calcext:value-type="float">
            <text:p>18.4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13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13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6632" calcext:value-type="float">
            <text:p>20.2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12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8056" calcext:value-type="float">
            <text:p>19.4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12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8328" calcext:value-type="float">
            <text:p>19.3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12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12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1016" calcext:value-type="float">
            <text:p>20.3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12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1184" calcext:value-type="float">
            <text:p>20.1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11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11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11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0768" calcext:value-type="float">
            <text:p>19.8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11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11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9408" calcext:value-type="float">
            <text:p>20.40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11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3312" calcext:value-type="float">
            <text:p>20.4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11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5776" calcext:value-type="float">
            <text:p>20.3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11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444" calcext:value-type="float">
            <text:p>20.2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10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252" calcext:value-type="float">
            <text:p>20.1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10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7928" calcext:value-type="float">
            <text:p>19.9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10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10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9896" calcext:value-type="float">
            <text:p>18.9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10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10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10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7096" calcext:value-type="float">
            <text:p>19.4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10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1872" calcext:value-type="float">
            <text:p>20.3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10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9304" calcext:value-type="float">
            <text:p>20.3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10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8824" calcext:value-type="float">
            <text:p>20.3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10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6904" calcext:value-type="float">
            <text:p>20.1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10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3272" calcext:value-type="float">
            <text:p>20.0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09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0456" calcext:value-type="float">
            <text:p>19.6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09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09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09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09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0712" calcext:value-type="float">
            <text:p>18.6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09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09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9848" calcext:value-type="float">
            <text:p>20.1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09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8928" calcext:value-type="float">
            <text:p>20.3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09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0264" calcext:value-type="float">
            <text:p>20.4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09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4544" calcext:value-type="float">
            <text:p>20.3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09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8344" calcext:value-type="float">
            <text:p>20.2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09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5192" calcext:value-type="float">
            <text:p>20.2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08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7072" calcext:value-type="float">
            <text:p>20.0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08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5048" calcext:value-type="float">
            <text:p>19.8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08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1232" calcext:value-type="float">
            <text:p>19.0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08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08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08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08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4336" calcext:value-type="float">
            <text:p>20.2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08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4544" calcext:value-type="float">
            <text:p>20.3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08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9472" calcext:value-type="float">
            <text:p>20.1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07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07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07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07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07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772" calcext:value-type="float">
            <text:p>19.8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06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0064" calcext:value-type="float">
            <text:p>18.8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06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06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1872" calcext:value-type="float">
            <text:p>20.3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06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7928" calcext:value-type="float">
            <text:p>19.9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05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05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05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396" calcext:value-type="float">
            <text:p>20.2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0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7072" calcext:value-type="float">
            <text:p>20.0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04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2048" calcext:value-type="float">
            <text:p>18.6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04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168" calcext:value-type="float">
            <text:p>18.4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04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3376" calcext:value-type="float">
            <text:p>20.1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04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9744" calcext:value-type="float">
            <text:p>20.0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03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03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03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03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8616" calcext:value-type="float">
            <text:p>20.1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02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02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9104" calcext:value-type="float">
            <text:p>18.7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02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3688" calcext:value-type="float">
            <text:p>20.3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02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7176" calcext:value-type="float">
            <text:p>20.0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01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01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01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01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8576" calcext:value-type="float">
            <text:p>19.8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00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9648" calcext:value-type="float">
            <text:p>18.5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00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00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3792" calcext:value-type="float">
            <text:p>20.4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2000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4816" calcext:value-type="float">
            <text:p>20.2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1999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2712" calcext:value-type="float">
            <text:p>19.4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1999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1999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6256" calcext:value-type="float">
            <text:p>20.3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1999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4504" calcext:value-type="float">
            <text:p>20.0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1998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36" calcext:value-type="float">
            <text:p>18.8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1998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1997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1997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1997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1997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1996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1996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8184" calcext:value-type="float">
            <text:p>18.9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1996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1872" calcext:value-type="float">
            <text:p>20.3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1996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1995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32" calcext:value-type="float">
            <text:p>18.9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1995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3928" calcext:value-type="float">
            <text:p>18.4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1995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1994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3712" calcext:value-type="float">
            <text:p>19.7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1994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7352" calcext:value-type="float">
            <text:p>18.4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1994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64" calcext:value-type="float">
            <text:p>20.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1993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5088" calcext:value-type="float">
            <text:p>20.1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1993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1993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MBMG-32</text:p>
          </table:table-cell>
          <table:table-cell office:value-type="string" calcext:value-type="string">
            <text:p>1992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6" meta:object-count="0"/>
    <meta:user-defined meta:name="AppVersion">3.0</meta:user-defined>
  </office:meta>
</office:document-meta>
</file>